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loaderTIFF.preloadImage( String uri , Source src , ImageContext 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eloaderTIFF.createImageInfo( String uri , ImageInputStream in , Image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6">
            <text:p text:style-name="Table_20_Contents">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